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EATE TABLE applestore_description_combined AS</text:p>
      <text:p text:style-name="Standard"/>
      <text:p text:style-name="Standard">SELECT * FROM appleStore_description1</text:p>
      <text:p text:style-name="Standard"/>
      <text:p text:style-name="Standard">UNION ALL</text:p>
      <text:p text:style-name="Standard"/>
      <text:p text:style-name="Standard">SELECT * FROM appleStore_description2</text:p>
      <text:p text:style-name="Standard"/>
      <text:p text:style-name="Standard">UNION ALL</text:p>
      <text:p text:style-name="Standard"/>
      <text:p text:style-name="Standard">SELECT * FROM appleStore_description3</text:p>
      <text:p text:style-name="Standard"/>
      <text:p text:style-name="Standard">UNION ALL</text:p>
      <text:p text:style-name="Standard"/>
      <text:p text:style-name="Standard">SELECT * FROM appleStore_description4</text:p>
      <text:p text:style-name="Standard"/>
      <text:p text:style-name="Standard">**EXPLORATORY DATA ANALYSIS**AppleStore</text:p>
      <text:p text:style-name="Standard"/>
      <text:p text:style-name="Standard">-- check the number of unique apps in both tablesAppleStore</text:p>
      <text:p text:style-name="Standard"/>
      <text:p text:style-name="Standard">SELECT COUNT(DISTINCT id) AS UniqueAppIDs</text:p>
      <text:p text:style-name="Standard">FROM AppleStore</text:p>
      <text:p text:style-name="Standard"/>
      <text:p text:style-name="Standard">SELECT COUNT(DISTINCT id) AS UniqueAppIDs</text:p>
      <text:p text:style-name="Standard">FROM applestore_description_combined</text:p>
      <text:p text:style-name="Standard"/>
      <text:p text:style-name="Standard">-- Check for any missing values in the key fields</text:p>
      <text:p text:style-name="Standard"/>
      <text:p text:style-name="Standard">SELECT COUNT(*) AS MissingValues</text:p>
      <text:p text:style-name="Standard">FROM AppleStore</text:p>
      <text:p text:style-name="Standard">WHERE track_name IS null OR user_rating IS null </text:p>
      <text:p text:style-name="Standard">OR prime_genre IS NULL</text:p>
      <text:p text:style-name="Standard"/>
      <text:p text:style-name="Standard">SELECT COUNT(*) AS MissingValues</text:p>
      <text:p text:style-name="Standard">FROM applestore_description_combined</text:p>
      <text:p text:style-name="Standard">WHERE app_desc IS null </text:p>
      <text:p text:style-name="Standard"/>
      <text:p text:style-name="Standard">-- find out the number of apps per genre</text:p>
      <text:p text:style-name="Standard"/>
      <text:p text:style-name="Standard">SELECT prime_genre, COUNT(*) AS NumApps</text:p>
      <text:p text:style-name="Standard">FROM AppleStore</text:p>
      <text:p text:style-name="Standard">GROUP BY prime_genre </text:p>
      <text:p text:style-name="Standard">ORDER BY NumApps DESC</text:p>
      <text:p text:style-name="Standard"/>
      <text:p text:style-name="Standard">-- get an overview of app ratings</text:p>
      <text:p text:style-name="Standard"/>
      <text:p text:style-name="Standard">SELECT min(user_rating) AS MinRating,</text:p>
      <text:p text:style-name="Standard"><text:tab/> <text:s text:c="2"/>max(user_rating) AS MaxRating,</text:p>
      <text:p text:style-name="Standard"><text:s text:c="7"/>avg(user_rating) AS AvgRating</text:p>
      <text:p text:style-name="Standard">FROM AppleStore</text:p>
      <text:p text:style-name="Standard"/>
      <text:p text:style-name="Standard">**DATA ANALYSIS**</text:p>
      <text:p text:style-name="Standard"><text:soft-page-break/></text:p>
      <text:p text:style-name="Standard">-- Determine whethwe paid apps have higher ratings than free apps</text:p>
      <text:p text:style-name="Standard"/>
      <text:p text:style-name="Standard">SELECT CASE</text:p>
      <text:p text:style-name="Standard"><text:tab/><text:tab/><text:tab/>WHEN price &gt; 0 THEN 'Paid'</text:p>
      <text:p text:style-name="Standard"><text:s text:c="12"/>ELSE 'Free' </text:p>
      <text:p text:style-name="Standard"><text:s text:c="6"/>END AS App_Type,</text:p>
      <text:p text:style-name="Standard"><text:s text:c="6"/>avg(user_rating) AS Avg_Rating</text:p>
      <text:p text:style-name="Standard">FROM AppleStore</text:p>
      <text:p text:style-name="Standard">GROUP BY App_Type</text:p>
      <text:p text:style-name="Standard"/>
      <text:p text:style-name="Standard">--Check if apps with more supported languages have higher ratings</text:p>
      <text:p text:style-name="Standard"/>
      <text:p text:style-name="Standard">SELECT CASE</text:p>
      <text:p text:style-name="Standard"><text:tab/><text:tab/><text:tab/>WHEN lang_num &lt; 10 THEN '&lt;10 languages'</text:p>
      <text:p text:style-name="Standard"><text:s text:c="12"/>WHEN lang_num BETWEEN 10 AND 30 THEN '10-30 languages'</text:p>
      <text:p text:style-name="Standard"><text:s text:c="12"/>ELSE '&gt;30 languages'</text:p>
      <text:p text:style-name="Standard"><text:s text:c="6"/>END AS language_bucket,</text:p>
      <text:p text:style-name="Standard"><text:s text:c="6"/>avg(user_rating) AS Avg_Rating</text:p>
      <text:p text:style-name="Standard">FROM AppleStore</text:p>
      <text:p text:style-name="Standard">GROUP BY language_bucket</text:p>
      <text:p text:style-name="Standard">ORDER BY Avg_Rating DESC</text:p>
      <text:p text:style-name="Standard"/>
      <text:p text:style-name="Standard">--check genres with lower ratings</text:p>
      <text:p text:style-name="Standard"/>
      <text:p text:style-name="Standard">SELECT prime_genre,</text:p>
      <text:p text:style-name="Standard"><text:tab/>avg(user_rating) AS Avg_Rating</text:p>
      <text:p text:style-name="Standard">FROM AppleStore</text:p>
      <text:p text:style-name="Standard">GROUP BY prime_genre</text:p>
      <text:p text:style-name="Standard">ORDER BY Avg_Rating ASC</text:p>
      <text:p text:style-name="Standard">LIMIT 10</text:p>
      <text:p text:style-name="Standard"/>
      <text:p text:style-name="Standard">-- check if there is a correlation between the length of the app description and the user rating</text:p>
      <text:p text:style-name="Standard"/>
      <text:p text:style-name="Standard">SELECT CASE</text:p>
      <text:p text:style-name="Standard"><text:tab/><text:tab/><text:tab/>WHEN length(b.app_desc) &lt;500 THEN 'Short'</text:p>
      <text:p text:style-name="Standard"><text:tab/><text:tab/><text:tab/>WHEN length(b.app_desc) BETWEEN 500 AND 1000 THEN 'Medium'</text:p>
      <text:p text:style-name="Standard"><text:s text:c="12"/>ELSE 'Long'</text:p>
      <text:p text:style-name="Standard"><text:s text:c="8"/>END AS description_length_bucket,</text:p>
      <text:p text:style-name="Standard"><text:s text:c="8"/>avg(a.user_rating) AS average_rating</text:p>
      <text:p text:style-name="Standard"/>
      <text:p text:style-name="Standard">FROM</text:p>
      <text:p text:style-name="Standard"><text:tab/>AppleStore AS A</text:p>
      <text:p text:style-name="Standard">JOIN</text:p>
      <text:p text:style-name="Standard"><text:tab/>appleStore_description_combined AS b </text:p>
      <text:p text:style-name="Standard">ON</text:p>
      <text:p text:style-name="Standard"><text:tab/>a.id = b.id </text:p>
      <text:p text:style-name="Standard"><text:s text:c="4"/></text:p>
      <text:p text:style-name="Standard">GROUP BY description_length_bucket</text:p>
      <text:p text:style-name="Standard">ORDER BY average_rating DESC</text:p>
      <text:p text:style-name="Standard"/>
      <text:p text:style-name="Standard">-- check the top rated apps for each genre </text:p>
      <text:p text:style-name="Standard"><text:soft-page-break/></text:p>
      <text:p text:style-name="Standard">SELECT</text:p>
      <text:p text:style-name="Standard"><text:tab/>prime_genre,</text:p>
      <text:p text:style-name="Standard"><text:s text:c="4"/>track_name,</text:p>
      <text:p text:style-name="Standard"><text:s text:c="4"/>user_rating</text:p>
      <text:p text:style-name="Standard">FROM(</text:p>
      <text:p text:style-name="Standard"><text:s text:c="2"/><text:tab/><text:tab/>SELECT</text:p>
      <text:p text:style-name="Standard"><text:tab/>prime_genre,</text:p>
      <text:p text:style-name="Standard"><text:s text:c="4"/>track_name,</text:p>
      <text:p text:style-name="Standard"><text:s text:c="4"/>user_rating,</text:p>
      <text:p text:style-name="Standard"><text:s text:c="4"/>RANK() OVER(PARTITION BY prime_genre ORDER BY user_rating DESC, rating_count_tot DESC) AS rank</text:p>
      <text:p text:style-name="Standard"><text:s text:c="4"/>FROM</text:p>
      <text:p text:style-name="Standard"><text:s text:c="4"/>AppleStore</text:p>
      <text:p text:style-name="Standard"><text:s text:c="4"/>) AS a</text:p>
      <text:p text:style-name="Standard">WHERE</text:p>
      <text:p text:style-name="Standard">a.rank =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4M42S</meta:editing-duration>
    <meta:editing-cycles>5</meta:editing-cycles>
    <meta:generator>OpenOffice/4.1.14$Win32 OpenOffice.org_project/4114m1$Build-9811</meta:generator>
    <dc:date>2023-10-17T11:28:45.51</dc:date>
    <meta:document-statistic meta:table-count="0" meta:image-count="0" meta:object-count="0" meta:page-count="3" meta:paragraph-count="90" meta:word-count="335" meta:character-count="2489"/>
    <meta:user-defined meta:name="Info 1"/>
    <meta:user-defined meta:name="Info 2"/>
    <meta:user-defined meta:name="Info 3"/>
    <meta:user-defined meta:name="Info 4"/>
  </office:meta>
</office:document-meta>
</file>